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draw:style-name="a759" draw:name="TextBox 3" svg:x="1.08661in" svg:y="0.33003in" svg:width="6.46241in" svg:height="0.70684in">
          <draw:text-box>
            <text:p text:style-name="a758" text:class-names="" text:cond-style-name=""><text:span text:style-name="a753" text:class-names="">Gas powered</text:span><text:span text:style-name="a754" text:class-names=""><text:s text:c="1"/></text:span><text:span text:style-name="a755" text:class-names="">innovation</text:span><text:span text:style-name="a756" text:class-names="">s</text:span><text:span text:style-name="a757" text:class-names=""/></text:p>
          </draw:text-box>
          <svg:title/>
          <svg:desc/>
        </draw:frame>
        <draw:frame draw:id="id70" draw:style-name="a762" draw:name="TextBox 4" svg:x="1.56482in" svg:y="1.82407in" svg:width="2.12037in" svg:height="0.40391in">
          <draw:text-box>
            <text:p text:style-name="a761" text:class-names="" text:cond-style-name=""><text:span text:style-name="a760" text:class-names="">Home</text:span></text:p>
          </draw:text-box>
          <svg:title/>
          <svg:desc/>
        </draw:frame>
        <draw:frame draw:id="id71" draw:style-name="a765" draw:name="TextBox 5" svg:x="4.93518in" svg:y="1.82407in" svg:width="2.12037in" svg:height="0.40391in">
          <draw:text-box>
            <text:p text:style-name="a764" text:class-names="" text:cond-style-name=""><text:span text:style-name="a763" text:class-names="">About</text:span></text:p>
          </draw:text-box>
          <svg:title/>
          <svg:desc/>
        </draw:frame>
        <draw:frame draw:id="id72" draw:style-name="a769" draw:name="TextBox 6" svg:x="8.43056in" svg:y="1.82407in" svg:width="2.12037in" svg:height="0.40391in">
          <draw:text-box>
            <text:p text:style-name="a768" text:class-names="" text:cond-style-name=""><text:span text:style-name="a766" text:class-names="">Contact</text:span><text:span text:style-name="a767" text:class-names=""/></text:p>
          </draw:text-box>
          <svg:title/>
          <svg:desc/>
        </draw:frame>
        <draw:frame draw:id="id73" draw:style-name="a800" draw:name="TextBox 7" svg:x="1.29031in" svg:y="2.66177in" svg:width="5.1713in" svg:height="4.03906in">
          <draw:text-box>
            <text:p text:style-name="a773" text:class-names="" text:cond-style-name=""><text:span text:style-name="a770" text:class-names="">Description about<text:s text:c="1"/></text:span><text:span text:style-name="a771" text:class-names="">car in the image to the right.</text:span><text:span text:style-name="a772" text:class-names=""/></text:p>
            <text:p text:style-name="a775" text:class-names="" text:cond-style-name=""><text:span text:style-name="a774" text:class-names="">Car of the week<text:s text:c="1"/></text:span></text:p>
            <text:p text:style-name="a779" text:class-names="" text:cond-style-name=""><text:span text:style-name="a776" text:class-names="">Ko</text:span><text:span text:style-name="a777" text:class-names="">ensegg</text:span><text:span text:style-name="a778" text:class-names=""/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  <text:p text:style-name="a785" text:class-names="" text:cond-style-name=""><text:span text:style-name="a784" text:class-names=""/></text:p>
            <text:p text:style-name="a787" text:class-names="" text:cond-style-name=""><text:span text:style-name="a786" text:class-names=""/></text:p>
            <text:p text:style-name="a789" text:class-names="" text:cond-style-name=""><text:span text:style-name="a788" text:class-names=""/></text:p>
            <text:p text:style-name="a791" text:class-names="" text:cond-style-name=""><text:span text:style-name="a790" text:class-names=""/></text:p>
            <text:p text:style-name="a793" text:class-names="" text:cond-style-name=""><text:span text:style-name="a792" text:class-names=""/></text:p>
            <text:p text:style-name="a795" text:class-names="" text:cond-style-name=""><text:span text:style-name="a794" text:class-names=""/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/></text:p>
          </draw:text-box>
          <svg:title/>
          <svg:desc/>
        </draw:frame>
        <draw:frame draw:id="id74" draw:style-name="a828" draw:name="TextBox 9" svg:x="6.46161in" svg:y="2.66177in" svg:width="3.81481in" svg:height="4.03906in">
          <draw:text-box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/></text:p>
            <text:p text:style-name="a812" text:class-names="" text:cond-style-name=""><text:span text:style-name="a811" text:class-names=""/></text:p>
            <text:p text:style-name="a815" text:class-names="" text:cond-style-name=""><text:span text:style-name="a813" text:class-names="">Image of car</text:span><text:span text:style-name="a814" text:class-names=""/></text:p>
            <text:p text:style-name="a817" text:class-names="" text:cond-style-name=""><text:span text:style-name="a816" text:class-names=""/></text:p>
            <text:p text:style-name="a819" text:class-names="" text:cond-style-name=""><text:span text:style-name="a818" text:class-names=""/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/></text:p>
            <text:p text:style-name="a825" text:class-names="" text:cond-style-name=""><text:span text:style-name="a824" text:class-names=""/></text:p>
            <text:p text:style-name="a827" text:class-names="" text:cond-style-name=""><text:span text:style-name="a826" text:class-names=""/></text:p>
          </draw:text-box>
          <svg:title/>
          <svg:desc/>
        </draw:frame>
        <draw:frame draw:id="id75" draw:style-name="a831" draw:name="TextBox 10" svg:x="1.17593in" svg:y="1.11724in" svg:width="3.64815in" svg:height="0.40391in">
          <draw:text-box>
            <text:p text:style-name="a830" text:class-names="" text:cond-style-name=""><text:span text:style-name="a829" text:class-names="">Your latest and greatest car news</text:span></text:p>
          </draw:text-box>
          <svg:title/>
          <svg:desc/>
        </draw:frame>
        <draw:frame draw:id="id76" draw:style-name="a835" draw:name="TextBox 9" svg:x="4.77408in" svg:y="6.73071in" svg:width="3.24553in" svg:height="0.40391in">
          <draw:text-box>
            <text:p text:style-name="a834" text:class-names="" text:cond-style-name=""><text:span text:style-name="a832" text:class-names="">Grange Gorman coders</text:span><text:span text:style-name="a833" text:class-names=""/></text:p>
          </draw:text-box>
          <svg:title/>
          <svg:desc/>
        </draw:frame>
      </draw:page>
      <draw:page draw:name="Slide6" draw:style-name="a836" draw:master-page-name="Master1-Layout1-title-Title-Slide" presentation:presentation-page-layout-name="Master1-PPL1" draw:id="Slide-261">
        <draw:frame draw:id="id77" draw:style-name="a843" draw:name="TextBox 3" svg:x="1.08661in" svg:y="0.33003in" svg:width="6.46241in" svg:height="0.70684in">
          <draw:text-box>
            <text:p text:style-name="a842" text:class-names="" text:cond-style-name=""><text:span text:style-name="a837" text:class-names="">Gas powered</text:span><text:span text:style-name="a838" text:class-names=""><text:s text:c="1"/></text:span><text:span text:style-name="a839" text:class-names="">innovation</text:span><text:span text:style-name="a840" text:class-names="">s</text:span><text:span text:style-name="a841" text:class-names=""/></text:p>
          </draw:text-box>
          <svg:title/>
          <svg:desc/>
        </draw:frame>
        <draw:frame draw:id="id78" draw:style-name="a846" draw:name="TextBox 4" svg:x="1.63553in" svg:y="1.82407in" svg:width="2.12037in" svg:height="0.40391in">
          <draw:text-box>
            <text:p text:style-name="a845" text:class-names="" text:cond-style-name=""><text:span text:style-name="a844" text:class-names="">Home</text:span></text:p>
          </draw:text-box>
          <svg:title/>
          <svg:desc/>
        </draw:frame>
        <draw:frame draw:id="id79" draw:style-name="a849" draw:name="TextBox 5" svg:x="4.90277in" svg:y="1.82407in" svg:width="2.12037in" svg:height="0.40391in">
          <draw:text-box>
            <text:p text:style-name="a848" text:class-names="" text:cond-style-name=""><text:span text:style-name="a847" text:class-names="">About</text:span></text:p>
          </draw:text-box>
          <svg:title/>
          <svg:desc/>
        </draw:frame>
        <draw:frame draw:id="id80" draw:style-name="a853" draw:name="TextBox 6" svg:x="8.43056in" svg:y="1.82407in" svg:width="2.12037in" svg:height="0.40391in">
          <draw:text-box>
            <text:p text:style-name="a852" text:class-names="" text:cond-style-name=""><text:span text:style-name="a850" text:class-names="">Contact</text:span><text:span text:style-name="a851" text:class-names=""/></text:p>
          </draw:text-box>
          <svg:title/>
          <svg:desc/>
        </draw:frame>
        <draw:frame draw:id="id81" draw:style-name="a856" draw:name="TextBox 10" svg:x="1.17593in" svg:y="1.11724in" svg:width="3.64815in" svg:height="0.40391in">
          <draw:text-box>
            <text:p text:style-name="a855" text:class-names="" text:cond-style-name=""><text:span text:style-name="a854" text:class-names="">Your latest and greatest car news</text:span></text:p>
          </draw:text-box>
          <svg:title/>
          <svg:desc/>
        </draw:frame>
        <draw:frame draw:id="id82" draw:style-name="a860" draw:name="TextBox 9" svg:x="4.77408in" svg:y="6.73071in" svg:width="3.24553in" svg:height="0.40391in">
          <draw:text-box>
            <text:p text:style-name="a859" text:class-names="" text:cond-style-name=""><text:span text:style-name="a857" text:class-names="">Grange Gorman coders</text:span><text:span text:style-name="a858" text:class-names=""/></text:p>
          </draw:text-box>
          <svg:title/>
          <svg:desc/>
        </draw:frame>
        <draw:frame draw:id="id83" draw:style-name="a866" draw:name="TextBox 10" svg:x="1.91177in" svg:y="3.25in" svg:width="10.69608in" svg:height="0.33659in">
          <draw:text-box>
            <text:p text:style-name="a865" text:class-names="" text:cond-style-name=""><text:span text:style-name="a861" text:class-names=""><text:s text:c="1"/>John<text:s text:c="1"/></text:span><text:span text:style-name="a862" text:class-names="">O’Reilys</text:span><text:span text:style-name="a863" text:class-names=""><text:s text:c="1"/>story: How John went from a mechanic to owning one of Ireland's most successful car dealerships.<text:s text:c="1"/></text:span><text:span text:style-name="a864" text:class-names=""/></text:p>
          </draw:text-box>
          <svg:title/>
          <svg:desc/>
        </draw:frame>
      </draw:page>
      <draw:page draw:name="Slide8" draw:style-name="a867" draw:master-page-name="Master1-Layout1-title-Title-Slide" presentation:presentation-page-layout-name="Master1-PPL1" draw:id="Slide-263">
        <draw:frame draw:id="id84" draw:style-name="a874" draw:name="TextBox 3" svg:x="1.08661in" svg:y="0.33003in" svg:width="6.46241in" svg:height="0.70684in">
          <draw:text-box>
            <text:p text:style-name="a873" text:class-names="" text:cond-style-name=""><text:span text:style-name="a868" text:class-names="">Gas powered</text:span><text:span text:style-name="a869" text:class-names=""><text:s text:c="1"/></text:span><text:span text:style-name="a870" text:class-names="">innovation</text:span><text:span text:style-name="a871" text:class-names="">s</text:span><text:span text:style-name="a872" text:class-names=""/></text:p>
          </draw:text-box>
          <svg:title/>
          <svg:desc/>
        </draw:frame>
        <draw:frame draw:id="id85" draw:style-name="a877" draw:name="TextBox 4" svg:x="1.56482in" svg:y="1.82407in" svg:width="2.12037in" svg:height="0.40391in">
          <draw:text-box>
            <text:p text:style-name="a876" text:class-names="" text:cond-style-name=""><text:span text:style-name="a875" text:class-names="">Home</text:span></text:p>
          </draw:text-box>
          <svg:title/>
          <svg:desc/>
        </draw:frame>
        <draw:frame draw:id="id86" draw:style-name="a880" draw:name="TextBox 5" svg:x="4.93518in" svg:y="1.82407in" svg:width="2.12037in" svg:height="0.40391in">
          <draw:text-box>
            <text:p text:style-name="a879" text:class-names="" text:cond-style-name=""><text:span text:style-name="a878" text:class-names="">About</text:span></text:p>
          </draw:text-box>
          <svg:title/>
          <svg:desc/>
        </draw:frame>
        <draw:frame draw:id="id87" draw:style-name="a884" draw:name="TextBox 6" svg:x="8.43056in" svg:y="1.82407in" svg:width="2.12037in" svg:height="0.40391in">
          <draw:text-box>
            <text:p text:style-name="a883" text:class-names="" text:cond-style-name=""><text:span text:style-name="a881" text:class-names="">Contact</text:span><text:span text:style-name="a882" text:class-names=""/></text:p>
          </draw:text-box>
          <svg:title/>
          <svg:desc/>
        </draw:frame>
        <draw:frame draw:id="id88" draw:style-name="a887" draw:name="TextBox 10" svg:x="1.17593in" svg:y="1.11724in" svg:width="3.64815in" svg:height="0.40391in">
          <draw:text-box>
            <text:p text:style-name="a886" text:class-names="" text:cond-style-name=""><text:span text:style-name="a885" text:class-names="">Your latest and greatest car news</text:span></text:p>
          </draw:text-box>
          <svg:title/>
          <svg:desc/>
        </draw:frame>
        <draw:frame draw:id="id89" draw:style-name="a891" draw:name="TextBox 9" svg:x="4.77408in" svg:y="6.73071in" svg:width="3.24553in" svg:height="0.40391in">
          <draw:text-box>
            <text:p text:style-name="a890" text:class-names="" text:cond-style-name=""><text:span text:style-name="a888" text:class-names="">Grange Gorman coders</text:span><text:span text:style-name="a889" text:class-names=""/></text:p>
          </draw:text-box>
          <svg:title/>
          <svg:desc/>
        </draw:frame>
        <draw:frame draw:id="id90" draw:style-name="a911" draw:name="TextBox 6" svg:x="4.11027in" svg:y="3.26763in" svg:width="5.30387in" svg:height="0.70684in">
          <draw:text-box>
            <text:p text:style-name="a895" text:class-names="" text:cond-style-name=""><text:span text:style-name="a892" text:class-names="">Email:<text:s text:c="1"/></text:span><text:span text:style-name="a893" text:class-names=""><text:a xlink:href="mailto:grangegormancoders@gmaill.com" text:style-name="" text:visited-style-name="">grangegormancoders@gmaill.com</text:a></text:span><text:span text:style-name="a894" text:class-names=""/></text:p>
            <text:p text:style-name="a897" text:class-names="" text:cond-style-name=""><text:span text:style-name="a896" text:class-names="">Tel: 01 041 2023</text:span></text:p>
            <text:p text:style-name="a910" text:class-names="" text:cond-style-name=""><text:span text:style-name="a898" text:class-names="">For</text:span><text:span text:style-name="a899" text:class-names=""><text:s text:c="1"/></text:span><text:span text:style-name="a900" text:class-names="">further</text:span><text:span text:style-name="a901" text:class-names=""><text:s text:c="1"/></text:span><text:span text:style-name="a902" text:class-names="">information</text:span><text:span text:style-name="a903" text:class-names=""><text:s text:c="1"/></text:span><text:span text:style-name="a904" text:class-names="">visit</text:span><text:span text:style-name="a905" text:class-names=""><text:s text:c="1"/></text:span><text:span text:style-name="a906" text:class-names="">our</text:span><text:span text:style-name="a907" text:class-names=""><text:s text:c="1"/></text:span><text:span text:style-name="a908" text:class-names="">website: GGcoders.com <text:s text:c="1"/></text:span><text:span text:style-name="a9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9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6/09/2024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6/09/2024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6/09/2024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6/09/2024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6/09/2024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6/09/2024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6/09/2024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6/09/2024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6/09/2024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6/09/2024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26/09/2024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Oisin Breen</meta:initial-creator>
    <dc:creator>C24425236 Oscar Canavan</dc:creator>
    <meta:creation-date>2024-09-26T14:32:26Z</meta:creation-date>
    <dc:date>2024-09-26T15:44:12Z</dc:date>
    <meta:editing-cycles>5</meta:editing-cycles>
    <meta:editing-duration>PT3319S</meta:editing-duration>
    <meta:user-defined meta:name="ContentTypeId">0x010100A25910931949EE47B56FBA5DD58B208B</meta:user-defined>
    <meta:document-statistic meta:paragraph-count="44" meta:word-count="106"/>
  </office:meta>
</office:document-meta>
</file>